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5220*"/>
    </style:style>
    <style:style style:name="Table4.B" style:family="table-column">
      <style:table-column-properties style:column-width="0.5417in" style:rel-column-width="780*"/>
    </style:style>
    <style:style style:name="Table4.C" style:family="table-column">
      <style:table-column-properties style:column-width="0.6458in" style:rel-column-width="930*"/>
    </style:style>
    <style:style style:name="Table4.D" style:family="table-column">
      <style:table-column-properties style:column-width="0.5313in" style:rel-column-width="765*"/>
    </style:style>
    <style:style style:name="Table4.E" style:family="table-column">
      <style:table-column-properties style:column-width="0.6563in" style:rel-column-width="945*"/>
    </style:style>
    <style:style style:name="Table4.F" style:family="table-column">
      <style:table-column-properties style:column-width="0.6667in" style:rel-column-width="960*"/>
    </style:style>
    <style:style style:name="Table4.G" style:family="table-column">
      <style:table-column-properties style:column-width="0.7417in" style:rel-column-width="1068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="none"/>
    </style:style>
    <style:style style:name="Table4.4" style:family="table-row">
      <style:table-row-properties style:min-row-height="0.1931in" style:keep-together="false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4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1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P1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2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7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2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3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P38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P3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P40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fo:font-size="6pt" style:font-size-asian="6pt" style:font-size-complex="6pt"/>
    </style:style>
    <style:style style:name="P43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loext:contextual-spacing="true" fo:margin-left="0.0402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5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5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57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58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59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62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7" style:family="paragraph" style:parent-style-name="Text_20_body">
      <style:paragraph-properties fo:break-before="auto" fo:break-after="auto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9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2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fo:letter-spacing="-0.0028in" fo:font-style="normal" style:font-style-asian="normal" style:font-name-complex="Lucida Sans" style:font-style-complex="normal"/>
    </style:style>
    <style:style style:name="T45" style:family="text">
      <style:text-properties fo:color="#221f1f" fo:letter-spacing="-0.0028in" fo:font-style="normal" style:font-style-asian="normal" style:font-style-complex="normal"/>
    </style:style>
    <style:style style:name="T4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weight="normal" style:font-weight-asian="normal" style:font-weight-complex="normal"/>
    </style:style>
    <style:style style:name="T50" style:family="text">
      <style:text-properties style:text-position="-5% 100%" fo:font-weight="bold" style:font-weight-asian="bold" style:font-weight-complex="bold"/>
    </style:style>
    <style:style style:name="T51" style:family="text">
      <style:text-properties style:text-position="-6% 100%" fo:font-style="normal" style:font-style-asian="normal" style:font-style-complex="normal"/>
    </style:style>
    <style:style style:name="T5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letter-spacing="0.0016in" fo:font-style="normal" style:font-style-asian="normal" style:font-style-complex="normal"/>
    </style:style>
    <style:style style:name="T56" style:family="text">
      <style:text-properties fo:color="#000000" fo:letter-spacing="-0.0028in" fo:font-style="normal" style:font-style-asian="normal" style:font-style-complex="normal"/>
    </style:style>
    <style:style style:name="T57" style:family="text">
      <style:text-properties fo:color="#000000" style:text-position="-5% 100%" fo:letter-spacing="-0.0028in" fo:font-style="normal" style:font-style-asian="normal" style:font-style-complex="normal"/>
    </style:style>
    <style:style style:name="T58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60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4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5">Descripción</text:p>
          </table:table-cell>
          <table:table-cell table:style-name="Table4.A1" office:value-type="string">
            <text:p text:style-name="P66"><text:span text:style-name="T39"><text:text-input text:description="&lt;if test=&quot;not o.taxes_included&quot;&gt;">If vat discriminated</text:text-input></text:span>%<text:span text:style-name="T44">I.V.A.</text:span><text:span text:style-name="T40"><text:text-input text:description="&lt;/if&gt;">Ennd if</text:text-input></text:span></text:p>
          </table:table-cell>
          <table:table-cell table:style-name="Table4.A1" office:value-type="string">
            <text:p text:style-name="P64">P. Lista</text:p>
          </table:table-cell>
          <table:table-cell table:style-name="Table4.A1" office:value-type="string">
            <text:p text:style-name="P66">%<text:span text:style-name="T44">Bon.</text:span></text:p>
          </table:table-cell>
          <table:table-cell table:style-name="Table4.A1" office:value-type="string">
            <text:p text:style-name="P64">P. Neto</text:p>
          </table:table-cell>
          <table:table-cell table:style-name="Table4.A1" office:value-type="string">
            <text:p text:style-name="P64">Cantidad</text:p>
          </table:table-cell>
          <table:table-cell table:style-name="Table4.A1" office:value-type="string">
            <text:p text:style-name="P64">Total</text:p>
          </table:table-cell>
        </table:table-row>
        <table:table-row table:style-name="Table4.1">
          <table:table-cell table:style-name="Table4.A2" office:value-type="string">
            <text:p text:style-name="P62"><text:text-input text:description="&lt;for each=&quot;line in o.invoice_line_ids.filtered(lambda x: not x.display_type)&quot;&gt;">For each line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5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A3" office:value-type="string">
            <text:p text:style-name="P26"><text:text-input text:description="&lt;not o.taxes_included and line.vat_tax_id.description or &quot;&quot;&gt;">10,5%</text:text-input></text:p>
          </table:table-cell>
          <table:table-cell table:style-name="Table4.A3" office:value-type="string">
            <text:p text:style-name="P26"><text:text-input text:description="&lt;formatLang(line.report_price_unit, dp='Report Product Price')&gt;">9.999,50</text:text-input></text:p>
          </table:table-cell>
          <table:table-cell table:style-name="Table4.A3" office:value-type="string">
            <text:p text:style-name="P27"><text:text-input text:description="&lt;formatLang(line.discount)&gt;">10,5%</text:text-input></text:p>
          </table:table-cell>
          <table:table-cell table:style-name="Table4.A3" office:value-type="string">
            <text:p text:style-name="P26"><text:text-input text:description="&lt;formatLang(line.report_price_net, dp='Report Product Price')&gt;">9.999,50</text:text-input></text:p>
          </table:table-cell>
          <table:table-cell table:style-name="Table4.A3" office:value-type="string">
            <text:p text:style-name="P25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e4.A3" office:value-type="string">
            <text:p text:style-name="P26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2" office:value-type="string">
            <text:p text:style-name="P63"><text:text-input text:description="&lt;/for&gt;">End For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</table:table>
      <text:p text:style-name="P55"/>
      <text:p text:style-name="P6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0"><text:span text:style-name="T45">OBSERVACIONES</text:span>: </text:p>
            <text:p text:style-name="P61"><text:placeholder text:placeholder-type="text">&lt;o.comment&gt;</text:placeholder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007in solid #000000" fo:border-bottom="0.0007in solid #000000"/>
    </style:style>
    <style:style style:name="Tabla1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1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32" style:family="paragraph" style:parent-style-name="Standard">
      <style:text-properties fo:font-size="2pt" style:font-size-asian="2pt" style:font-size-complex="2pt"/>
    </style:style>
    <style:style style:name="MP33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4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7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text-properties fo:font-size="6pt" style:font-size-asian="6pt" style:font-size-complex="6pt"/>
    </style:style>
    <style:style style:name="MP4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5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6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60" style:family="text">
      <style:text-properties fo:letter-spacing="-0.0035in"/>
    </style:style>
    <style:style style:name="MT61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1"><text:span text:style-name="MT49">Referencia del Cliente: </text:span><text:span text:style-name="MT50"><text:placeholder text:placeholder-type="text">&lt;o.name&gt;</text:placeholder></text:span></text:p>
              <text:p text:style-name="MP31"><text:span text:style-name="MT51">Orden de Compra</text:span><text:span text:style-name="MT52">:</text:span><text:span text:style-name="MT53"> </text:span><text:span text:style-name="MT50"><text:placeholder text:placeholder-type="text">&lt;o.purchase_order_number&gt;</text:placeholder></text:span></text:p>
              <text:p text:style-name="MP31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4"><text:text-input text:description="&lt;if test=&quot;o.currency_id != o.company_id.currency_id&quot;&gt;">IF2</text:text-input></text:span><text:span text:style-name="MT54">- </text:span><text:span text:style-name="MT54">Tipo de cambio:</text:span><text:span text:style-name="MT56"> </text:span><text:span text:style-name="MT56">$</text:span><text:span text:style-name="MT55"><text:text-input text:description="&lt;o.currency_rate&gt;">rate</text:text-input></text:span><text:span text:style-name="MT54"> </text:span><text:span text:style-name="MT54"><text:text-input text:description="&lt;/if&gt;">IF2</text:text-input></text:span></text:p>
              <text:p text:style-name="MP31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2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3"><text:span text:style-name="MT59"/></text:p>
            </table:table-cell>
            <table:table-cell table:style-name="Tabla1.B1" office:value-type="string">
              <text:p text:style-name="MP34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6">IMPUESTOS</text:p>
            </table:table-cell>
            <table:table-cell table:style-name="Tabla1.C2" office:value-type="string">
              <text:p text:style-name="MP37">Base</text:p>
            </table:table-cell>
            <table:table-cell table:style-name="Tabla1.D2" office:value-type="string">
              <text:p text:style-name="MP3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8"><text:text-input text:description="&lt;for each=&quot;line in o.amount_by_group&quot;&gt;">For each line</text:text-input></text:p>
              <text:p text:style-name="MP39"><text:text-input text:description="&lt;line[0]&gt;">IVA 21%</text:text-input></text:p>
              <text:p text:style-name="MP40"><text:text-input text:description="&lt;/for&gt;">End For</text:text-input></text:p>
            </table:table-cell>
            <table:table-cell table:style-name="Tabla1.C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2])&gt;">200,5</text:text-input></text:p>
              <text:p text:style-name="MP43"><text:text-input text:description="&lt;/for&gt;">End For</text:text-input></text:p>
            </table:table-cell>
            <table:table-cell table:style-name="Tabla1.D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1])&gt;">99.999,99</text:text-input></text:p>
              <text:p text:style-name="MP4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4"><text:span text:style-name="MT8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1.C4" office:value-type="string">
              <text:p text:style-name="MP44"/>
            </table:table-cell>
            <table:table-cell table:style-name="Tabla1.C4" office:value-type="string">
              <text:p text:style-name="MP3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5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7"><text:span text:style-name="MT59">CAE: </text:span><text:span text:style-name="MT59"><text:placeholder text:placeholder-type="text">&lt;o.afip_cae&gt;</text:placeholder></text:span><text:span text:style-name="MT59"> - Fecha Vto. CAE: </text:span><text:span text:style-name="MT5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8"><draw:frame draw:style-name="Mfr3" draw:name="image: asimage(o.afip_barcode_img)" text:anchor-type="paragraph" svg:y="-0.3228in" svg:width="2.5055in" draw:z-index="2"><draw:text-box fo:min-height="0.2929in"><text:p text:style-name="MP4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48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8:05:10.31</dc:date>
    <meta:editing-duration>P3DT7H22M14S</meta:editing-duration>
    <meta:editing-cycles>564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4" meta:word-count="360" meta:character-count="2177"/>
  </office:meta>
</office:document-meta>
</file>